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3.984cm" fo:min-width="0.559cm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1.75cm" fo:min-width="0.559cm"/>
    </style:style>
    <style:style style:name="gr3" style:family="graphic" style:parent-style-name="standard">
      <style:graphic-properties svg:stroke-color="#dddddd" draw:fill-color="#dddddd" draw:textarea-horizontal-align="justify" draw:textarea-vertical-align="middle" draw:auto-grow-height="false" fo:min-height="1.985cm" fo:min-width="3.264cm"/>
    </style:style>
    <style:style style:name="gr4" style:family="graphic" style:parent-style-name="standard">
      <style:graphic-properties draw:stroke="solid" svg:stroke-width="0.053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04cm" fo:min-width="0.13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083cm" fo:padding-top="0.151cm" fo:padding-bottom="0.151cm" fo:padding-left="0.276cm" fo:padding-right="0.276cm"/>
    </style:style>
    <style:style style:name="gr9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12" style:family="graphic" style:parent-style-name="standard">
      <style:graphic-properties svg:stroke-color="#dddddd" draw:fill-color="#dddddd" draw:textarea-horizontal-align="justify" draw:textarea-vertical-align="middle" draw:auto-grow-height="false" fo:min-height="1.75cm" fo:min-width="7.379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51cm" fo:min-width="2.733cm" fo:padding-top="0.142cm" fo:padding-bottom="0.142cm" fo:padding-left="0.267cm" fo:padding-right="0.267cm"/>
    </style:style>
    <style:style style:name="gr14" style:family="graphic" style:parent-style-name="standard">
      <style:graphic-properties svg:stroke-color="#dddddd" draw:fill-color="#dddddd" draw:textarea-horizontal-align="justify" draw:textarea-vertical-align="middle" draw:auto-grow-height="false" fo:min-height="0.692cm" fo:min-width="0.089cm"/>
    </style:style>
    <style:style style:name="gr15" style:family="graphic" style:parent-style-name="standard">
      <style:graphic-properties draw:stroke="none" svg:stroke-width="0.028cm" svg:stroke-color="#999999" draw:marker-start-width="0.242cm" draw:marker-end-width="0.242cm" draw:fill="none" draw:textarea-horizontal-align="justify" draw:textarea-vertical-align="middle" draw:auto-grow-height="false" fo:min-height="0.122cm" fo:min-width="3.282cm" fo:padding-top="0.139cm" fo:padding-bottom="0.139cm" fo:padding-left="0.264cm" fo:padding-right="0.264cm"/>
    </style:style>
    <style:style style:name="gr16" style:family="graphic" style:parent-style-name="standard">
      <style:graphic-properties draw:stroke="none" svg:stroke-width="0.028cm" svg:stroke-color="#999999" draw:marker-start-width="0.242cm" draw:marker-end-width="0.242cm" draw:fill="none" draw:textarea-horizontal-align="justify" draw:textarea-vertical-align="middle" draw:auto-grow-height="false" fo:min-height="0.122cm" fo:min-width="2.393cm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width="0.028cm" svg:stroke-color="#999999" draw:marker-start-width="0.242cm" draw:marker-end-width="0.242cm" draw:fill="none" draw:textarea-horizontal-align="justify" draw:textarea-vertical-align="middle" draw:auto-grow-height="false" fo:min-height="0.122cm" fo:min-width="1.631cm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width="0.028cm" svg:stroke-color="#999999" draw:marker-start-width="0.242cm" draw:marker-end-width="0.242cm" draw:fill="none" draw:textarea-horizontal-align="justify" draw:textarea-vertical-align="middle" draw:auto-grow-height="false" fo:min-height="0.122cm" fo:min-width="2.139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width="0.028cm" svg:stroke-color="#999999" draw:marker-start-width="0.242cm" draw:marker-end-width="0.242cm" draw:fill="none" draw:textarea-horizontal-align="justify" draw:textarea-vertical-align="middle" draw:auto-grow-height="false" fo:min-height="0.122cm" fo:min-width="1.885cm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80808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333333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4" style:family="graphic" style:parent-style-name="standard">
      <style:graphic-properties svg:stroke-color="#dddddd" draw:fill-color="#dddddd" draw:textarea-horizontal-align="justify" draw:textarea-vertical-align="middle" draw:auto-grow-height="false" fo:min-height="0.103cm" fo:min-width="0.089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333333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4.572cm" svg:x="9.382cm" svg:y="1.88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1.143cm" svg:height="2.159cm" svg:x="4.937cm" svg:y="4.1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layer="layout" svg:width="4.064cm" svg:height="2.413cm" svg:x="2.016cm" svg:y="1.6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0.254cm" svg:height="0.254cm" svg:x="1.635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0.254cm" svg:height="0.254cm" svg:x="1.635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0.254cm" svg:height="0.254cm" svg:x="1.636cm" svg:y="6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6" draw:id="id6" draw:layer="layout" svg:width="0.127cm" svg:height="0.127cm" svg:x="1.762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0.127cm" svg:height="0.127cm" svg:x="1.762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4" draw:id="id4" draw:layer="layout" svg:width="0.127cm" svg:height="0.127cm" svg:x="1.76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0.127cm" svg:height="0.127cm" svg:x="1.762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.762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draw:line-skew="0.078cm" svg:x1="0.746cm" svg:y1="5.191cm" svg:x2="1.635cm" svg:y2="5.572cm" draw:end-shape="id1" draw:end-glue-point="6" svg:d="M746 5191c388 0-56 381 889 381" svg:viewBox="0 0 890 382">
          <text:p/>
        </draw:connector>
        <draw:connector draw:style-name="gr6" draw:text-style-name="P4" draw:layer="layout" draw:type="curve" draw:line-skew="0.123cm" svg:x1="0.746cm" svg:y1="5.191cm" svg:x2="1.762cm" svg:y2="4.62cm" draw:end-shape="id2" draw:end-glue-point="6" svg:d="M746 5191c570 0 62-571 1016-571" svg:viewBox="0 0 1017 572">
          <text:p/>
        </draw:connector>
        <draw:connector draw:style-name="gr6" draw:text-style-name="P4" draw:layer="layout" draw:type="curve" svg:x1="0.746cm" svg:y1="5.191cm" svg:x2="1.762cm" svg:y2="2.207cm" draw:end-shape="id3" draw:end-glue-point="6" svg:d="M746 5191c385 0-122-2984 1016-2984" svg:viewBox="0 0 1017 2985">
          <text:p/>
        </draw:connector>
        <draw:connector draw:style-name="gr6" draw:text-style-name="P4" draw:layer="layout" draw:type="curve" draw:line-skew="0.123cm" svg:x1="0.746cm" svg:y1="5.191cm" svg:x2="1.762cm" svg:y2="3.35cm" draw:end-shape="id4" draw:end-glue-point="6" svg:d="M746 5191c570 0 62-1841 1016-1841" svg:viewBox="0 0 1017 1842">
          <text:p/>
        </draw:connector>
        <draw:connector draw:style-name="gr6" draw:text-style-name="P4" draw:layer="layout" draw:type="curve" draw:line-skew="0.077cm" svg:x1="0.746cm" svg:y1="5.191cm" svg:x2="1.636cm" svg:y2="6.208cm" draw:end-shape="id5" draw:end-glue-point="6" svg:d="M746 5191c388 0-56 1017 890 1017" svg:viewBox="0 0 891 1018">
          <text:p/>
        </draw:connector>
        <draw:connector draw:style-name="gr6" draw:text-style-name="P4" draw:layer="layout" draw:type="curve" svg:x1="0.746cm" svg:y1="5.191cm" svg:x2="1.762cm" svg:y2="7.541cm" draw:end-shape="id6" draw:end-glue-point="6" svg:d="M746 5191c385 0-122 2350 1016 2350" svg:viewBox="0 0 1017 2351">
          <text:p/>
        </draw:connector>
        <draw:custom-shape draw:style-name="gr7" draw:text-style-name="P2" xml:id="id7" draw:id="id7" draw:layer="layout" svg:width="0.635cm" svg:height="0.254cm" svg:x="2.143cm" svg:y="5.445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.889cm" svg:y1="5.572cm" svg:x2="2.143cm" svg:y2="5.572cm" draw:start-shape="id1" draw:start-glue-point="10" draw:end-shape="id7" draw:end-glue-point="3" svg:d="M1889 5572h254" svg:viewBox="0 0 255 1">
          <text:p/>
        </draw:connector>
        <draw:connector draw:style-name="gr6" draw:text-style-name="P4" draw:layer="layout" draw:type="curve" draw:line-skew="-0.204cm" svg:x1="2.778cm" svg:y1="5.572cm" svg:x2="3.413cm" svg:y2="5.191cm" draw:start-shape="id7" draw:start-glue-point="1" svg:d="M2778 5572c565 0 248-381 635-381" svg:viewBox="0 0 636 382">
          <text:p/>
        </draw:connector>
        <draw:custom-shape draw:style-name="gr8" draw:text-style-name="P2" xml:id="id8" draw:id="id8" draw:layer="layout" svg:width="0.635cm" svg:height="0.254cm" svg:x="2.143cm" svg:y="6.08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1.89cm" svg:y1="6.208cm" svg:x2="2.143cm" svg:y2="6.207cm" draw:start-shape="id5" draw:start-glue-point="10" draw:end-shape="id8" draw:end-glue-point="3" svg:d="M1890 6208c190 0 64-1 253-1" svg:viewBox="0 0 254 2">
          <text:p/>
        </draw:connector>
        <draw:connector draw:style-name="gr6" draw:text-style-name="P4" draw:layer="layout" draw:type="curve" draw:line-skew="-0.204cm" svg:x1="2.778cm" svg:y1="6.207cm" svg:x2="3.413cm" svg:y2="5.191cm" draw:start-shape="id8" draw:start-glue-point="1" svg:d="M2778 6207c565 0 248-1016 635-1016" svg:viewBox="0 0 636 1017">
          <text:p/>
        </draw:connector>
        <draw:custom-shape draw:style-name="gr8" draw:text-style-name="P2" xml:id="id9" draw:id="id9" draw:layer="layout" svg:width="0.635cm" svg:height="0.254cm" svg:x="2.143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635cm" svg:height="0.254cm" svg:x="2.143cm" svg:y="4.3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635cm" svg:height="0.254cm" svg:x="2.143cm" svg:y="4.81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draw:line-skew="-0.204cm" svg:x1="2.778cm" svg:y1="4.683cm" svg:x2="3.413cm" svg:y2="5.191cm" draw:start-shape="id9" draw:start-glue-point="1" svg:d="M2778 4683c565 0 248 508 635 508" svg:viewBox="0 0 636 509">
          <text:p/>
        </draw:connector>
        <draw:custom-shape draw:style-name="gr4" draw:text-style-name="P2" draw:layer="layout" svg:width="0.254cm" svg:height="0.254cm" svg:x="4.556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4.556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4.683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4.683cm" svg:y="4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4.683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3.667cm" svg:y1="5.19cm" svg:x2="4.556cm" svg:y2="5.571cm" svg:d="M3667 5190c667 0 223 381 889 381" svg:viewBox="0 0 890 382">
          <text:p/>
        </draw:connector>
        <draw:connector draw:style-name="gr6" draw:text-style-name="P4" draw:layer="layout" draw:type="curve" svg:x1="3.667cm" svg:y1="5.19cm" svg:x2="4.683cm" svg:y2="4.619cm" svg:d="M3667 5190c781 0 274-571 1016-571" svg:viewBox="0 0 1017 572">
          <text:p/>
        </draw:connector>
        <draw:connector draw:style-name="gr6" draw:text-style-name="P4" draw:layer="layout" draw:type="curve" draw:line-skew="-0.152cm 1.162cm 1.326cm" svg:x1="3.667cm" svg:y1="5.19cm" svg:x2="4.557cm" svg:y2="6.207cm" svg:d="M3667 5190c564 0 376 508 460 508 85 0-87 509 430 509" svg:viewBox="0 0 891 1018">
          <text:p/>
        </draw:connector>
        <draw:custom-shape draw:style-name="gr9" draw:text-style-name="P5" draw:layer="layout" svg:width="0.127cm" svg:height="0.127cm" svg:x="5.19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5.445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5.19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5.699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svg:x1="6.207cm" svg:y1="5.572cm" svg:x2="6.842cm" svg:y2="5.191cm" svg:d="M6207 5572c477 0 160-381 635-381" svg:viewBox="0 0 636 382">
          <text:p/>
        </draw:connector>
        <draw:connector draw:style-name="gr6" draw:text-style-name="P4" draw:layer="layout" draw:type="curve" svg:x1="6.207cm" svg:y1="4.683cm" svg:x2="6.842cm" svg:y2="5.191cm" svg:d="M6207 4683c477 0 160 508 635 508" svg:viewBox="0 0 636 509">
          <text:p/>
        </draw:connector>
        <draw:custom-shape draw:style-name="gr9" draw:text-style-name="P5" draw:layer="layout" svg:width="0.127cm" svg:height="0.127cm" svg:x="3.66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3.921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3.667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4.175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127cm" svg:height="0.127cm" svg:x="6.207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6.461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6.207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6.715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54cm" svg:height="0.254cm" svg:x="11.851cm" svg:y="1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921cm" svg:height="3.161cm" svg:x="12.049cm" svg:y="1.127cm">
          <draw:text-box>
            <text:p text:style-name="P6"><text:span text:style-name="T1">Ci</text:span><text:span text:style-name="T1">ty</text:span></text:p>
            <text:p text:style-name="P6"><text:span text:style-name="T1">St</text:span><text:span text:style-name="T1">at</text:span><text:span text:style-name="T1">e</text:span></text:p>
            <text:p text:style-name="P6"><text:span text:style-name="T1">C</text:span><text:span text:style-name="T1">o</text:span><text:span text:style-name="T1">u</text:span><text:span text:style-name="T1">nt</text:span><text:span text:style-name="T1">ry</text:span></text:p>
            <text:p text:style-name="P6"><text:span text:style-name="T1">G</text:span><text:span text:style-name="T1">lo</text:span><text:span text:style-name="T1">b</text:span><text:span text:style-name="T1">al</text:span></text:p>
            <text:p text:style-name="P6"><text:span text:style-name="T2">Tr</text:span><text:span text:style-name="T2">a</text:span><text:span text:style-name="T2">n</text:span><text:span text:style-name="T2">s</text:span><text:span text:style-name="T2">a</text:span><text:span text:style-name="T2">cti</text:span><text:span text:style-name="T2">o</text:span><text:span text:style-name="T2">n</text:span><text:span text:style-name="T2">s,</text:span></text:p>
            <text:p text:style-name="P6"><text:span text:style-name="T2">m</text:span><text:span text:style-name="T2">er</text:span><text:span text:style-name="T2">g</text:span><text:span text:style-name="T2">e</text:span><text:span text:style-name="T2">s </text:span><text:span text:style-name="T2">&amp; </text:span><text:span text:style-name="T2">fo</text:span><text:span text:style-name="T2">rk</text:span><text:span text:style-name="T2">s</text:span></text:p>
          </draw:text-box>
        </draw:frame>
        <draw:connector draw:style-name="gr6" draw:text-style-name="P4" draw:layer="layout" draw:type="curve" draw:line-skew="0.215cm" svg:x1="6.187cm" svg:y1="3.33cm" svg:x2="6.842cm" svg:y2="3.286cm" svg:d="M6187 3330c814 0 487-44 655-44" svg:viewBox="0 0 656 45">
          <text:p/>
        </draw:connector>
        <draw:connector draw:style-name="gr6" draw:text-style-name="P4" draw:layer="layout" draw:type="curve" draw:line-skew="0.084cm" svg:x1="6.194cm" svg:y1="3.674cm" svg:x2="6.842cm" svg:y2="3.286cm" svg:d="M6194 3674c612 0 288-388 648-388" svg:viewBox="0 0 649 389">
          <text:p/>
        </draw:connector>
        <draw:connector draw:style-name="gr6" draw:text-style-name="P4" draw:layer="layout" draw:type="curve" draw:line-skew="0.081cm" svg:x1="6.201cm" svg:y1="3.006cm" svg:x2="6.842cm" svg:y2="3.286cm" svg:d="M6201 3006c603 0 283 280 641 280" svg:viewBox="0 0 642 281">
          <text:p/>
        </draw:connector>
        <draw:connector draw:style-name="gr6" draw:text-style-name="P4" draw:layer="layout" draw:type="curve" draw:line-skew="-0.122cm" svg:x1="7.096cm" svg:y1="2.08cm" svg:x2="7.858cm" svg:y2="4.048cm" draw:start-shape="id10" draw:start-glue-point="10" svg:d="M7096 2080c765 0 384 1968 762 1968" svg:viewBox="0 0 763 1969">
          <text:p/>
        </draw:connector>
        <draw:custom-shape draw:style-name="gr4" draw:text-style-name="P2" draw:layer="layout" svg:width="0.254cm" svg:height="0.254cm" svg:x="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1" draw:id="id11" draw:layer="layout" svg:width="0.254cm" svg:height="0.254cm" svg:x="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0.254cm" svg:height="0.254cm" svg:x="9.001cm" svg:y="6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9.12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0.127cm" svg:height="0.127cm" svg:x="9.127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9.127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9.127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0.127cm" svg:height="0.127cm" svg:x="9.127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9.127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9.12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3" draw:id="id13" draw:layer="layout" svg:width="0.127cm" svg:height="0.127cm" svg:x="9.127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9.127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draw:line-skew="0.166cm" svg:x1="8.111cm" svg:y1="4.047cm" svg:x2="9cm" svg:y2="5.699cm" draw:end-shape="id11" draw:end-glue-point="6" svg:d="M8111 4047c520 0 76 1652 889 1652" svg:viewBox="0 0 890 1653">
          <text:p/>
        </draw:connector>
        <draw:connector draw:style-name="gr6" draw:text-style-name="P4" draw:layer="layout" draw:type="curve" draw:line-skew="0.124cm" svg:x1="8.111cm" svg:y1="4.047cm" svg:x2="9.127cm" svg:y2="4.747cm" draw:end-shape="id12" draw:end-glue-point="6" svg:d="M8111 4047c571 0 64 700 1016 700" svg:viewBox="0 0 1017 701">
          <text:p/>
        </draw:connector>
        <draw:connector draw:style-name="gr6" draw:text-style-name="P4" draw:layer="layout" draw:type="curve" draw:line-skew="0.124cm" svg:x1="8.111cm" svg:y1="4.047cm" svg:x2="9.127cm" svg:y2="2.334cm" draw:end-shape="id13" draw:end-glue-point="6" svg:d="M8111 4047c571 0 64-1713 1016-1713" svg:viewBox="0 0 1017 1714">
          <text:p/>
        </draw:connector>
        <draw:connector draw:style-name="gr6" draw:text-style-name="P4" draw:layer="layout" draw:type="curve" draw:line-skew="0.124cm" svg:x1="8.111cm" svg:y1="4.047cm" svg:x2="9.127cm" svg:y2="3.477cm" draw:end-shape="id14" draw:end-glue-point="6" svg:d="M8111 4047c571 0 64-570 1016-570" svg:viewBox="0 0 1017 571">
          <text:p/>
        </draw:connector>
        <draw:connector draw:style-name="gr6" draw:text-style-name="P4" draw:layer="layout" draw:type="curve" draw:line-skew="0.078cm" svg:x1="8.111cm" svg:y1="4.047cm" svg:x2="9.001cm" svg:y2="6.335cm" draw:end-shape="id15" draw:end-glue-point="6" svg:d="M8111 4047c390 0-55 2288 890 2288" svg:viewBox="0 0 891 2289">
          <text:p/>
        </draw:connector>
        <draw:custom-shape draw:style-name="gr9" draw:text-style-name="P5" draw:layer="layout" svg:width="0.127cm" svg:height="0.127cm" svg:x="9.63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9.89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9.63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10.14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6.969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0.127cm" svg:height="0.127cm" svg:x="6.969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6.96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0.779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0.127cm" svg:height="0.127cm" svg:x="10.779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27cm" svg:height="0.127cm" svg:x="10.77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curve" draw:line-skew="-0.122cm" svg:x1="10.906cm" svg:y1="7.922cm" svg:x2="11.668cm" svg:y2="5.065cm" draw:start-shape="id16" draw:start-glue-point="10" svg:d="M10906 7922c765 0 384-2857 762-2857" svg:viewBox="0 0 763 2858">
          <text:p/>
        </draw:connector>
        <draw:custom-shape draw:style-name="gr12" draw:text-style-name="P1" draw:layer="layout" svg:width="8.509cm" svg:height="2.159cm" svg:x="2.016cm" svg:y="6.588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5" draw:layer="layout" svg:width="0.127cm" svg:height="0.127cm" svg:x="5.953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6.207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5.953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6.461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3.267cm" svg:height="2.794cm" svg:x="11.541cm" svg:y="1.1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35cm" svg:height="1.016cm" svg:x="6.207cm" svg:y="1.63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5" draw:layer="layout" svg:width="0.127cm" svg:height="0.127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6.461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6.2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6.715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3.81cm" svg:height="0.4cm" svg:x="1.254cm" svg:y="9.871cm">
          <text:p text:style-name="P8"><text:span text:style-name="T1">City forks from Global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.921cm" svg:height="0.4cm" svg:x="2.397cm" svg:y="9.382cm">
          <text:p text:style-name="P8"><text:span text:style-name="T1">City transact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159cm" svg:height="0.4cm" svg:x="3.159cm" svg:y="8.855cm">
          <text:p text:style-name="P8"><text:span text:style-name="T1">State merg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667cm" svg:height="0.4cm" svg:x="7.477cm" svg:y="9.49cm">
          <text:p text:style-name="P8"><text:span text:style-name="T1">Country merg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413cm" svg:height="0.4cm" svg:x="11.414cm" svg:y="9.49cm">
          <text:p text:style-name="P8"><text:span text:style-name="T1">Global merge</text:span></text:p>
          <draw:enhanced-geometry svg:viewBox="0 0 21600 21600" draw:type="rectangle" draw:enhanced-path="M 0 0 L 21600 0 21600 21600 0 21600 0 0 Z N"/>
        </draw:custom-shape>
        <draw:line draw:style-name="gr20" draw:text-style-name="P4" draw:layer="layout" svg:x1="1.254cm" svg:y1="10.224cm" svg:x2="1.254cm" svg:y2="7.604cm">
          <text:p/>
        </draw:line>
        <draw:line draw:style-name="gr20" draw:text-style-name="P4" draw:layer="layout" svg:x1="2.397cm" svg:y1="9.763cm" svg:x2="2.397cm" svg:y2="6.461cm">
          <text:p/>
        </draw:line>
        <draw:line draw:style-name="gr20" draw:text-style-name="P4" draw:layer="layout" svg:x1="3.159cm" svg:y1="9.236cm" svg:x2="3.159cm" svg:y2="6.08cm">
          <text:p/>
        </draw:line>
        <draw:line draw:style-name="gr20" draw:text-style-name="P4" draw:layer="layout" svg:x1="7.477cm" svg:y1="9.89cm" svg:x2="7.477cm" svg:y2="5.191cm">
          <text:p/>
        </draw:line>
        <draw:line draw:style-name="gr20" draw:text-style-name="P4" draw:layer="layout" svg:x1="11.414cm" svg:y1="9.89cm" svg:x2="11.414cm" svg:y2="7.604cm">
          <text:p/>
        </draw:line>
        <draw:custom-shape draw:style-name="gr21" draw:text-style-name="P9" draw:layer="layout" svg:width="0.254cm" svg:height="0.254cm" svg:x="3.413cm" svg:y="5.06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9" xml:id="id20" draw:id="id20" draw:layer="layout" svg:width="0.254cm" svg:height="0.254cm" svg:x="6.842cm" svg:y="5.06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9" xml:id="id22" draw:id="id22" draw:layer="layout" svg:width="0.254cm" svg:height="0.254cm" svg:x="6.842cm" svg:y="3.15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curve" draw:line-skew="0.091cm" svg:x1="6.138cm" svg:y1="5.907cm" svg:x2="6.855cm" svg:y2="5.191cm" svg:d="M6138 5907c675 0 317-716 717-716" svg:viewBox="0 0 718 717">
          <text:p/>
        </draw:connector>
        <draw:custom-shape draw:style-name="gr22" draw:text-style-name="P10" xml:id="id21" draw:id="id21" draw:layer="layout" svg:width="0.254cm" svg:height="0.254cm" svg:x="7.858cm" svg:y="3.92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0" xml:id="id19" draw:id="id19" draw:layer="layout" svg:width="0.254cm" svg:height="0.254cm" svg:x="10.652cm" svg:y="3.92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0" xml:id="id17" draw:id="id17" draw:layer="layout" svg:width="0.254cm" svg:height="0.254cm" svg:x="10.652cm" svg:y="6.84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1" draw:layer="layout" svg:width="0.254cm" svg:height="0.254cm" svg:x="0.492cm" svg:y="5.064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3" draw:text-style-name="P11" xml:id="id18" draw:id="id18" draw:layer="layout" svg:width="0.254cm" svg:height="0.254cm" svg:x="11.668cm" svg:y="4.937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1" draw:text-style-name="P9" draw:layer="layout" svg:width="0.254cm" svg:height="0.254cm" svg:x="11.852cm" svg:y="1.79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draw:layer="layout" svg:width="0.254cm" svg:height="0.254cm" svg:x="11.861cm" svg:y="2.2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11" draw:layer="layout" svg:width="0.254cm" svg:height="0.254cm" svg:x="11.863cm" svg:y="2.654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4" draw:layer="layout" draw:type="curve" draw:line-skew="-0.279cm 0cm 0.278cm" svg:x1="10.906cm" svg:y1="6.969cm" svg:x2="11.668cm" svg:y2="5.064cm" draw:start-shape="id17" draw:start-glue-point="7" draw:end-shape="id18" draw:end-glue-point="5" svg:d="M10906 6969c373 0 249-952 381-952s8-953 381-953" svg:viewBox="0 0 763 1906">
          <text:p/>
        </draw:connector>
        <draw:connector draw:style-name="gr6" draw:text-style-name="P4" draw:layer="layout" draw:type="curve" draw:line-skew="-1.257cm -1.036cm 0.278cm" svg:x1="10.906cm" svg:y1="4.048cm" svg:x2="11.668cm" svg:y2="5.064cm" draw:start-shape="id19" draw:start-glue-point="7" draw:end-shape="id18" draw:end-glue-point="5" svg:d="M10906 4048c430 0 287 635 400 635s-11 381 362 381" svg:viewBox="0 0 763 1017">
          <text:p/>
        </draw:connector>
        <draw:connector draw:style-name="gr6" draw:text-style-name="P4" draw:layer="layout" draw:type="curve" draw:line-skew="-1.257cm 1.035cm 0.24cm" svg:x1="7.096cm" svg:y1="5.191cm" svg:x2="7.858cm" svg:y2="4.048cm" draw:start-shape="id20" draw:start-glue-point="7" draw:end-shape="id21" draw:end-glue-point="5" svg:d="M7096 5191c430 0 287-762 381-762s-49-381 381-381" svg:viewBox="0 0 763 1144">
          <text:p/>
        </draw:connector>
        <draw:connector draw:style-name="gr6" draw:text-style-name="P4" draw:layer="layout" draw:type="curve" draw:line-skew="-1.257cm -1.036cm 0.278cm" svg:x1="7.096cm" svg:y1="3.286cm" svg:x2="7.858cm" svg:y2="4.048cm" draw:start-shape="id22" draw:start-glue-point="7" draw:end-shape="id21" draw:end-glue-point="5" svg:d="M7096 3286c430 0 287 381 400 381s-11 381 362 381" svg:viewBox="0 0 763 763">
          <text:p/>
        </draw:connector>
        <draw:custom-shape draw:style-name="gr24" draw:text-style-name="P1" draw:layer="layout" svg:width="0.635cm" svg:height="0.381cm" svg:x="11.603cm" svg:y="3.0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5" draw:layer="layout" svg:width="0.127cm" svg:height="0.127cm" svg:x="11.857cm" svg:y="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11.603cm" svg:y="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127cm" svg:height="0.127cm" svg:x="12.111cm" svg:y="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6:24:07.910125054</meta:creation-date>
    <dc:date>2018-05-02T18:33:25.892671432</dc:date>
    <meta:editing-duration>PT1H7M31S</meta:editing-duration>
    <meta:editing-cycles>5</meta:editing-cycles>
    <meta:generator>LibreOffice/6.0.3.2$Linux_X86_64 LibreOffice_project/00m0$Build-2</meta:generator>
    <meta:document-statistic meta:object-count="132"/>
  </office:meta>
</office:document-meta>
</file>